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 office:value-type="float" office:value="74438357022" calcext:value-type="float">
            <text:p>74438357022</text:p>
          </table:table-cell>
          <table:table-cell office:value-type="string" calcext:value-type="string">
            <text:p>IND 2U2 5A2 7A 26mR 20% SMD COMPOSITE WURTH</text:p>
          </table:table-cell>
          <table:table-cell/>
          <table:table-cell table:style-name="ce7" office:value-type="string" calcext:value-type="string">
            <text:p>732-112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8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0" table:default-cell-style-name="ce12"/>
        <table:table-column table:style-name="co51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3" table:default-cell-style-name="ce12"/>
        <table:table-column table:style-name="co54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5" table:default-cell-style-name="ce12"/>
        <table:table-column table:style-name="co56" table:default-cell-style-name="ce12"/>
        <table:table-column table:style-name="co6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12"/>
        <table:table-column table:style-name="co55" table:default-cell-style-name="ce12"/>
        <table:table-column table:style-name="co57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.00.0000</text:date>, <text:time style:data-style-name="N2" text:time-value="17:22:54.4123631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7-27T19:19:28.518038907</dc:date>
    <meta:editing-duration>P1DT7H49M9S</meta:editing-duration>
    <meta:generator>LibreOffice/6.4.4.2$Linux_X86_64 LibreOffice_project/40$Build-2</meta:generator>
    <meta:editing-cycles>25</meta:editing-cycles>
    <meta:document-statistic meta:table-count="21" meta:cell-count="19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